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lasses-more-than-5-students/" text:style-name="Internet_20_link" text:visited-style-name="Visited_20_Internet_20_Link"><text:span text:style-name="T1">596. Classes More Than 5 Students</text:span></text:a></text:p>
      <text:section text:style-name="Sect1" text:name="headlessui-popover-button-:rp:">
        <text:p text:style-name="Standard"/>
      </text:section>
      <text:p text:style-name="P4">Easy</text:p>
      <text:p text:style-name="P4">812</text:p>
      <text:p text:style-name="P4">1K</text:p>
      <text:section text:style-name="Sect1" text:name="headlessui-popover-button-:ru:">
        <text:p text:style-name="Standard"/>
      </text:section>
      <text:section text:style-name="Sect1" text:name="headlessui-popover-button-:r11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Courses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student <text:s text:c="4"/>| varchar |</text:p>
      <text:p text:style-name="P2">| class <text:s text:c="6"/>| varchar |</text:p>
      <text:p text:style-name="P2">+-------------+---------+</text:p>
      <text:p text:style-name="P2">(student, class) is the primary key (combination of columns with unique values) for this table.</text:p>
      <text:p text:style-name="P1">Each row of this table indicates the name of a student and the class in which they are enrolled.</text:p>
      <text:p text:style-name="P6"> </text:p>
      <text:p text:style-name="P7"><text:span text:style-name="T1">Write a solution to find all the classes that have </text:span><text:span text:style-name="Strong_20_Emphasis"><text:span text:style-name="T1">at least five students</text:span></text:span><text:span text:style-name="T1">.</text:span>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 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Courses table:</text:p>
      <text:p text:style-name="P2">+---------+----------+</text:p>
      <text:p text:style-name="P2">| student | class <text:s text:c="3"/>|</text:p>
      <text:p text:style-name="P2">+---------+----------+</text:p>
      <text:p text:style-name="P2">| A <text:s text:c="6"/>| Math <text:s text:c="4"/>|</text:p>
      <text:p text:style-name="P2">| B <text:s text:c="6"/>| English <text:s/>|</text:p>
      <text:p text:style-name="P2">| C <text:s text:c="6"/>| Math <text:s text:c="4"/>|</text:p>
      <text:p text:style-name="P2">| D <text:s text:c="6"/>| Biology <text:s/>|</text:p>
      <text:p text:style-name="P2">| E <text:s text:c="6"/>| Math <text:s text:c="4"/>|</text:p>
      <text:p text:style-name="P2">| F <text:s text:c="6"/>| Computer |</text:p>
      <text:p text:style-name="P2">| G <text:s text:c="6"/>| Math <text:s text:c="4"/>|</text:p>
      <text:p text:style-name="P2">| H <text:s text:c="6"/>| Math <text:s text:c="4"/>|</text:p>
      <text:p text:style-name="P2">| I <text:s text:c="6"/>| Math <text:s text:c="4"/>|</text:p>
      <text:p text:style-name="P2">+---------+----------+</text:p>
      <text:p text:style-name="P3"><text:span text:style-name="Strong_20_Emphasis"><text:span text:style-name="T1">Output:</text:span></text:span><text:span text:style-name="T1"> </text:span></text:p>
      <text:p text:style-name="P2">+---------+</text:p>
      <text:p text:style-name="P2">| class <text:s text:c="2"/>|</text:p>
      <text:p text:style-name="P2"><text:soft-page-break/>+---------+</text:p>
      <text:p text:style-name="P2">| Math <text:s text:c="3"/>|</text:p>
      <text:p text:style-name="P2">+---------+</text:p>
      <text:p text:style-name="P3"><text:span text:style-name="Strong_20_Emphasis"><text:span text:style-name="T1">Explanation:</text:span></text:span><text:span text:style-name="T1"> </text:span></text:p>
      <text:p text:style-name="P2">- Math has 6 students, so we include it.</text:p>
      <text:p text:style-name="P2">- English has 1 student, so we do not include it.</text:p>
      <text:p text:style-name="P2">- Biology has 1 student, so we do not include it.</text:p>
      <text:p text:style-name="P1">- Computer has 1 student, so we do not include it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6T15:15:58.297000000</dc:date>
    <meta:editing-duration>PT25S</meta:editing-duration>
    <meta:editing-cycles>1</meta:editing-cycles>
    <meta:document-statistic meta:table-count="0" meta:image-count="0" meta:object-count="0" meta:page-count="2" meta:paragraph-count="48" meta:word-count="224" meta:character-count="1169" meta:non-whitespace-character-count="900"/>
    <meta:generator>LibreOffice/7.2.2.2$Windows_X86_64 LibreOffice_project/02b2acce88a210515b4a5bb2e46cbfb63fe97d56</meta:generator>
  </office:meta>
</office:document-meta>
</file>